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82CD5E7FFB28529D.png" manifest:media-type="image/png"/>
  <manifest:file-entry manifest:full-path="Pictures/100002010000010000000100E2E208048C57221D.png" manifest:media-type="image/png"/>
  <manifest:file-entry manifest:full-path="Pictures/1000020100000100000001002BB353AC0418F9FF.png" manifest:media-type="image/png"/>
  <manifest:file-entry manifest:full-path="Pictures/100002010000010000000100689BFD8BB44CA981.png" manifest:media-type="image/png"/>
  <manifest:file-entry manifest:full-path="Pictures/10000201000004000000040012E7ECE97E92A21E.png" manifest:media-type="image/png"/>
  <manifest:file-entry manifest:full-path="Pictures/100002010000010000000100C8140DF3F3EE587F.png" manifest:media-type="image/png"/>
  <manifest:file-entry manifest:full-path="Pictures/100002010000040000000400FF6DD0D8F471D1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8cm" fo:min-width="1.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3.398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3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3.399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399cm"/>
      <style:paragraph-properties style:writing-mode="lr-tb"/>
    </style:style>
    <style:style style:name="gr10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1.611cm" fo:min-width="3.3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729fcf"/>
      <style:paragraph-properties style:writing-mode="lr-tb"/>
      <style:text-properties fo:font-size="18pt"/>
    </style:style>
    <style:style style:name="P6" style:family="paragraph">
      <style:text-properties fo:color="#f10d0c"/>
    </style:style>
    <style:style style:name="P7" style:family="paragraph">
      <loext:graphic-properties draw:fill="none" draw:fill-color="#ffffff"/>
      <style:text-properties fo:color="#f10d0c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cm" svg:height="3.8cm" svg:x="11.2cm" svg:y="-0.302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12cm" svg:y="2.636cm">
          <draw:text-box>
            <text:p><text:span text:style-name="T1">Client</text:span></text:p>
          </draw:text-box>
        </draw:frame>
        <draw:line draw:style-name="gr3" draw:text-style-name="P3" draw:layer="layout" svg:x1="13.2cm" svg:y1="3.6cm" svg:x2="13.2cm" svg:y2="5.8cm">
          <text:p/>
        </draw:line>
        <draw:frame draw:style-name="gr1" draw:text-style-name="P1" draw:layer="layout" svg:width="2.414cm" svg:height="2.414cm" svg:x="11.987cm" svg:y="6.5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0.6cm" svg:height="0.6cm" svg:x="12.901cm" svg:y="6.199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1.963cm" svg:x="10.902cm" svg:y="8.737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line draw:style-name="gr3" draw:text-style-name="P3" draw:layer="layout" svg:x1="16.9cm" svg:y1="11.2cm" svg:x2="16.9cm" svg:y2="12.6cm">
          <text:p/>
        </draw:line>
        <draw:line draw:style-name="gr3" draw:text-style-name="P3" draw:layer="layout" svg:x1="3cm" svg:y1="11.2cm" svg:x2="3cm" svg:y2="12.6cm">
          <text:p/>
        </draw:line>
        <draw:line draw:style-name="gr5" draw:text-style-name="P3" draw:layer="layout" svg:x1="3cm" svg:y1="11.2cm" svg:x2="23.4cm" svg:y2="11.2cm">
          <text:p/>
        </draw:line>
        <draw:frame draw:style-name="gr1" draw:text-style-name="P1" draw:layer="layout" svg:width="2.414cm" svg:height="2.414cm" svg:x="1.788cm" svg:y="13.486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6" draw:text-style-name="P2" draw:layer="layout" svg:width="5.798cm" svg:height="2.384cm" svg:x="0.102cm" svg:y="15.438cm">
          <draw:text-box>
            <text:p><text:span text:style-name="T1"><text:a xlink:href="http://server1:8081/" xlink:type="simple">http://server1:8081</text:a></text:span><text:span text:style-name="T1"><text:line-break/></text:span><text:span text:style-name="T1"> <text:s text:c="3"/>HTML – Web <text:s text:c="2"/></text:span></text:p>
            <text:p><text:span text:style-name="T1"><text:s text:c="9"/></text:span><text:span text:style-name="T1">Server</text:span></text:p>
          </draw:text-box>
        </draw:frame>
        <draw:frame draw:style-name="gr1" draw:text-style-name="P1" draw:layer="layout" svg:width="1.1cm" svg:height="1.1cm" svg:x="2.4cm" svg:y="12.635cm">
          <draw:image xlink:href="Pictures/1000020100000100000001002BB353AC0418F9FF.png" xlink:type="simple" xlink:show="embed" xlink:actuate="onLoad" loext:mime-type="image/png">
            <text:p/>
          </draw:image>
        </draw:frame>
        <draw:line draw:style-name="gr3" draw:text-style-name="P3" draw:layer="layout" svg:x1="23.4cm" svg:y1="11.2cm" svg:x2="23.4cm" svg:y2="12.6cm">
          <text:p/>
        </draw:line>
        <draw:line draw:style-name="gr3" draw:text-style-name="P3" draw:layer="layout" svg:x1="9.5cm" svg:y1="11.2cm" svg:x2="9.5cm" svg:y2="12.6cm">
          <text:p/>
        </draw:line>
        <draw:line draw:style-name="gr5" draw:text-style-name="P3" draw:layer="layout" svg:x1="13.2cm" svg:y1="10.4cm" svg:x2="13.2cm" svg:y2="11.2cm">
          <text:p/>
        </draw:line>
        <draw:frame draw:style-name="gr1" draw:text-style-name="P1" draw:layer="layout" svg:width="2.414cm" svg:height="2.414cm" svg:x="15.687cm" svg:y="13.4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6" draw:text-style-name="P2" draw:layer="layout" svg:width="5.998cm" svg:height="2.384cm" svg:x="14.002cm" svg:y="15.51cm">
          <draw:text-box>
            <text:p><text:span text:style-name="T1"><text:a xlink:href="http://server2:8082/" xlink:type="simple">http://server2:8082</text:a></text:span><text:span text:style-name="T1"><text:line-break/></text:span><text:span text:style-name="T1"> <text:s text:c="4"/>CSS – Web </text:span></text:p>
            <text:p><text:span text:style-name="T1"><text:s text:c="9"/></text:span><text:span text:style-name="T1">Server</text:span></text:p>
          </draw:text-box>
        </draw:frame>
        <draw:frame draw:style-name="gr1" draw:text-style-name="P1" draw:layer="layout" svg:width="1.2cm" svg:height="1.2cm" svg:x="16.3cm" svg:y="12.553cm">
          <draw:image xlink:href="Pictures/100002010000010000000100E2E208048C57221D.png" xlink:type="simple" xlink:show="embed" xlink:actuate="onLoad" loext:mime-type="image/png">
            <text:p/>
          </draw:image>
        </draw:frame>
        <draw:frame draw:style-name="gr1" draw:text-style-name="P1" draw:layer="layout" svg:width="2.414cm" svg:height="2.414cm" svg:x="8.288cm" svg:y="13.3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6.502cm" svg:y="15.339cm">
          <draw:text-box>
            <text:p><text:span text:style-name="T1"><text:a xlink:href="http://games1:9001/" xlink:type="simple">http://games1:9001</text:a></text:span></text:p>
            <text:p><text:span text:style-name="T1">Java – Spring Boot</text:span></text:p>
          </draw:text-box>
        </draw:frame>
        <draw:frame draw:style-name="gr1" draw:text-style-name="P1" draw:layer="layout" svg:width="2.414cm" svg:height="2.414cm" svg:x="22.188cm" svg:y="13.3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7.4cm" svg:height="1.861cm" svg:x="19.7cm" svg:y="15.539cm">
          <draw:text-box>
            <text:p><text:span text:style-name="T1"><text:a xlink:href="http://nginx-laravel:8083/" xlink:type="simple">http://nginx-laravel:8083</text:a></text:span><text:span text:style-name="T1"><text:line-break/></text:span><text:span text:style-name="T1"> <text:s text:c="9"/>Web Server</text:span></text:p>
          </draw:text-box>
        </draw:frame>
        <draw:frame draw:style-name="gr1" draw:text-style-name="P1" draw:layer="layout" svg:width="0.801cm" svg:height="0.801cm" svg:x="23.001cm" svg:y="12.799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1" draw:text-style-name="P1" draw:layer="layout" svg:width="0.992cm" svg:height="0.992cm" svg:x="9.008cm" svg:y="12.608cm">
          <draw:image xlink:href="Pictures/10000201000001000000010082CD5E7FFB28529D.png" xlink:type="simple" xlink:show="embed" xlink:actuate="onLoad" loext:mime-type="image/png">
            <text:p/>
          </draw:image>
        </draw:frame>
        <draw:line draw:style-name="gr3" draw:text-style-name="P3" draw:layer="layout" svg:x1="23.4cm" svg:y1="17.2cm" svg:x2="23.4cm" svg:y2="19.4cm">
          <text:p/>
        </draw:line>
        <draw:frame draw:style-name="gr1" draw:text-style-name="P1" draw:layer="layout" svg:width="2.414cm" svg:height="2.414cm" svg:x="22.188cm" svg:y="20.2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20.402cm" svg:y="22.239cm">
          <draw:text-box>
            <text:p><text:span text:style-name="T1"><text:a xlink:href="http://laravel1:9000/" xlink:type="simple">http://laravel1:9000</text:a></text:span></text:p>
            <text:p><text:span text:style-name="T1"><text:s text:c="4"/></text:span><text:span text:style-name="T1">PHP – Laravel</text:span></text:p>
          </draw:text-box>
        </draw:frame>
        <draw:frame draw:style-name="gr1" draw:text-style-name="P1" draw:layer="layout" svg:width="0.961cm" svg:height="0.961cm" svg:x="22.99cm" svg:y="19.54cm">
          <draw:image xlink:href="Pictures/100002010000010000000100C8140DF3F3EE587F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3.8cm" svg:height="3.8cm" svg:x="11.2cm" svg:y="-0.302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12cm" svg:y="2.636cm">
          <draw:text-box>
            <text:p><text:span text:style-name="T1">Client</text:span></text:p>
          </draw:text-box>
        </draw:frame>
        <draw:line draw:style-name="gr3" draw:text-style-name="P3" draw:layer="layout" svg:x1="13.2cm" svg:y1="3.6cm" svg:x2="13.2cm" svg:y2="5.8cm">
          <text:p/>
        </draw:line>
        <draw:frame draw:style-name="gr1" draw:text-style-name="P1" draw:layer="layout" svg:width="2.414cm" svg:height="2.414cm" svg:x="11.987cm" svg:y="6.5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0.6cm" svg:height="0.6cm" svg:x="12.901cm" svg:y="6.199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4" draw:text-style-name="P2" draw:layer="layout" svg:width="4.591cm" svg:height="1.963cm" svg:x="10.902cm" svg:y="8.737cm">
          <draw:text-box>
            <text:p><text:span text:style-name="T1"><text:a xlink:href="http://localhost/" xlink:type="simple">http://localhost</text:a></text:span><text:span text:style-name="T1"><text:line-break/></text:span><text:span text:style-name="T1">proxy reverse</text:span></text:p>
          </draw:text-box>
        </draw:frame>
        <draw:line draw:style-name="gr3" draw:text-style-name="P3" draw:layer="layout" svg:x1="17.2cm" svg:y1="11.2cm" svg:x2="17.2cm" svg:y2="12.6cm">
          <text:p/>
        </draw:line>
        <draw:line draw:style-name="gr3" draw:text-style-name="P3" draw:layer="layout" svg:x1="2.7cm" svg:y1="11.2cm" svg:x2="2.7cm" svg:y2="12.6cm">
          <text:p/>
        </draw:line>
        <draw:line draw:style-name="gr5" draw:text-style-name="P3" draw:layer="layout" svg:x1="2.7cm" svg:y1="11.2cm" svg:x2="23.7cm" svg:y2="11.2cm">
          <text:p/>
        </draw:line>
        <draw:frame draw:style-name="gr1" draw:text-style-name="P1" draw:layer="layout" svg:width="2.414cm" svg:height="2.414cm" svg:x="1.488cm" svg:y="13.486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6" draw:text-style-name="P2" draw:layer="layout" svg:width="5.798cm" svg:height="2.384cm" svg:x="-0.198cm" svg:y="15.438cm">
          <draw:text-box>
            <text:p><text:span text:style-name="T1"><text:a xlink:href="http://server1:8081/" xlink:type="simple">http://server1:8081</text:a></text:span><text:span text:style-name="T1"><text:line-break/></text:span><text:span text:style-name="T1"> <text:s text:c="3"/>HTML – Web <text:s text:c="2"/></text:span></text:p>
            <text:p><text:span text:style-name="T1"><text:s text:c="9"/></text:span><text:span text:style-name="T1">Server</text:span></text:p>
          </draw:text-box>
        </draw:frame>
        <draw:frame draw:style-name="gr1" draw:text-style-name="P1" draw:layer="layout" svg:width="1.1cm" svg:height="1.1cm" svg:x="2.1cm" svg:y="12.635cm">
          <draw:image xlink:href="Pictures/1000020100000100000001002BB353AC0418F9FF.png" xlink:type="simple" xlink:show="embed" xlink:actuate="onLoad" loext:mime-type="image/png">
            <text:p/>
          </draw:image>
        </draw:frame>
        <draw:line draw:style-name="gr3" draw:text-style-name="P3" draw:layer="layout" svg:x1="23.7cm" svg:y1="11.2cm" svg:x2="23.7cm" svg:y2="12.6cm">
          <text:p/>
        </draw:line>
        <draw:line draw:style-name="gr3" draw:text-style-name="P3" draw:layer="layout" svg:x1="10cm" svg:y1="11.2cm" svg:x2="10cm" svg:y2="12.6cm">
          <text:p/>
        </draw:line>
        <draw:line draw:style-name="gr5" draw:text-style-name="P3" draw:layer="layout" svg:x1="13.2cm" svg:y1="10.4cm" svg:x2="13.2cm" svg:y2="11.2cm">
          <text:p/>
        </draw:line>
        <draw:frame draw:style-name="gr1" draw:text-style-name="P1" draw:layer="layout" svg:width="2.414cm" svg:height="2.414cm" svg:x="15.987cm" svg:y="13.4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6" draw:text-style-name="P2" draw:layer="layout" svg:width="5.998cm" svg:height="2.384cm" svg:x="14.302cm" svg:y="15.51cm">
          <draw:text-box>
            <text:p><text:span text:style-name="T1"><text:a xlink:href="http://server2:8082/" xlink:type="simple">http://server2:8082</text:a></text:span><text:span text:style-name="T1"><text:line-break/></text:span><text:span text:style-name="T1"> <text:s text:c="4"/>CSS – Web </text:span></text:p>
            <text:p><text:span text:style-name="T1"><text:s text:c="9"/></text:span><text:span text:style-name="T1">Server</text:span></text:p>
          </draw:text-box>
        </draw:frame>
        <draw:frame draw:style-name="gr1" draw:text-style-name="P1" draw:layer="layout" svg:width="1.2cm" svg:height="1.2cm" svg:x="16.6cm" svg:y="12.553cm">
          <draw:image xlink:href="Pictures/100002010000010000000100E2E208048C57221D.png" xlink:type="simple" xlink:show="embed" xlink:actuate="onLoad" loext:mime-type="image/png">
            <text:p/>
          </draw:image>
        </draw:frame>
        <draw:frame draw:style-name="gr1" draw:text-style-name="P1" draw:layer="layout" svg:width="2.414cm" svg:height="2.414cm" svg:x="8.788cm" svg:y="13.3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9" draw:text-style-name="P2" draw:layer="layout" svg:width="9.4cm" svg:height="1.673cm" svg:x="5.3cm" svg:y="15.339cm">
          <draw:text-box>
            <text:p><text:span text:style-name="T1"><text:a xlink:href="http://nginx-java-balancer:8080/" xlink:type="simple">http://nginx-java-balancer:8080</text:a></text:span><text:span text:style-name="T1"><text:s/></text:span></text:p>
            <text:p><text:span text:style-name="T1"><text:s text:c="12"/></text:span><text:span text:style-name="T1">Load Balancer</text:span></text:p>
          </draw:text-box>
        </draw:frame>
        <draw:frame draw:style-name="gr1" draw:text-style-name="P1" draw:layer="layout" svg:width="2.414cm" svg:height="2.414cm" svg:x="22.488cm" svg:y="13.3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7.4cm" svg:height="1.861cm" svg:x="20cm" svg:y="15.539cm">
          <draw:text-box>
            <text:p><text:span text:style-name="T1"><text:a xlink:href="http://nginx-laravel:8083/" xlink:type="simple">http://nginx-laravel:8083</text:a></text:span><text:span text:style-name="T1"><text:line-break/></text:span><text:span text:style-name="T1"> <text:s text:c="9"/>Web Server</text:span></text:p>
          </draw:text-box>
        </draw:frame>
        <draw:frame draw:style-name="gr1" draw:text-style-name="P1" draw:layer="layout" svg:width="0.801cm" svg:height="0.801cm" svg:x="23.301cm" svg:y="12.799cm">
          <draw:image xlink:href="Pictures/100002010000010000000100689BFD8BB44CA981.png" xlink:type="simple" xlink:show="embed" xlink:actuate="onLoad" loext:mime-type="image/png">
            <text:p/>
          </draw:image>
        </draw:frame>
        <draw:line draw:style-name="gr3" draw:text-style-name="P3" draw:layer="layout" svg:x1="23.4cm" svg:y1="17.2cm" svg:x2="23.4cm" svg:y2="19.4cm">
          <text:p/>
        </draw:line>
        <draw:frame draw:style-name="gr1" draw:text-style-name="P1" draw:layer="layout" svg:width="2.414cm" svg:height="2.414cm" svg:x="22.188cm" svg:y="20.2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20.402cm" svg:y="22.239cm">
          <draw:text-box>
            <text:p><text:span text:style-name="T1"><text:a xlink:href="http://laravel1:9000/" xlink:type="simple">http://laravel1:9000</text:a></text:span></text:p>
            <text:p><text:span text:style-name="T1"><text:s text:c="4"/></text:span><text:span text:style-name="T1">PHP – Laravel</text:span></text:p>
          </draw:text-box>
        </draw:frame>
        <draw:line draw:style-name="gr3" draw:text-style-name="P3" draw:layer="layout" svg:x1="17.3cm" svg:y1="18cm" svg:x2="17.3cm" svg:y2="19.4cm">
          <text:p/>
        </draw:line>
        <draw:line draw:style-name="gr3" draw:text-style-name="P3" draw:layer="layout" svg:x1="3.4cm" svg:y1="18cm" svg:x2="3.4cm" svg:y2="19.4cm">
          <text:p/>
        </draw:line>
        <draw:frame draw:style-name="gr1" draw:text-style-name="P1" draw:layer="layout" svg:width="2.414cm" svg:height="2.414cm" svg:x="2.188cm" svg:y="20.286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9.9cm" svg:y1="18cm" svg:x2="9.9cm" svg:y2="19.4cm">
          <text:p/>
        </draw:line>
        <draw:line draw:style-name="gr5" draw:text-style-name="P3" draw:layer="layout" svg:x1="9.9cm" svg:y1="17.2cm" svg:x2="9.9cm" svg:y2="18cm">
          <text:p/>
        </draw:line>
        <draw:frame draw:style-name="gr1" draw:text-style-name="P1" draw:layer="layout" svg:width="2.414cm" svg:height="2.414cm" svg:x="16.087cm" svg:y="20.2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2.414cm" svg:height="2.414cm" svg:x="8.688cm" svg:y="20.2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6.902cm" svg:y="22.239cm">
          <draw:text-box>
            <text:p><text:span text:style-name="T1"><text:a xlink:href="http://games2:9001/" xlink:type="simple">http://games2:9001</text:a></text:span><text:span text:style-name="T1"><text:line-break/></text:span><text:span text:style-name="T1">Java – Spring Boot</text:span></text:p>
          </draw:text-box>
        </draw:frame>
        <draw:frame draw:style-name="gr1" draw:text-style-name="P1" draw:layer="layout" svg:width="0.992cm" svg:height="0.992cm" svg:x="9.408cm" svg:y="19.408cm">
          <draw:image xlink:href="Pictures/10000201000001000000010082CD5E7FFB28529D.png" xlink:type="simple" xlink:show="embed" xlink:actuate="onLoad" loext:mime-type="image/png">
            <text:p/>
          </draw:image>
        </draw:frame>
        <draw:line draw:style-name="gr5" draw:text-style-name="P3" draw:layer="layout" svg:x1="3.4cm" svg:y1="18cm" svg:x2="17.3cm" svg:y2="18cm">
          <text:p/>
        </draw:line>
        <draw:frame draw:style-name="gr1" draw:text-style-name="P1" draw:layer="layout" svg:width="0.992cm" svg:height="0.992cm" svg:x="2.808cm" svg:y="19.408cm">
          <draw:image xlink:href="Pictures/10000201000001000000010082CD5E7FFB28529D.png" xlink:type="simple" xlink:show="embed" xlink:actuate="onLoad" loext:mime-type="image/png">
            <text:p/>
          </draw:image>
        </draw:frame>
        <draw:frame draw:style-name="gr1" draw:text-style-name="P1" draw:layer="layout" svg:width="0.992cm" svg:height="0.992cm" svg:x="16.808cm" svg:y="19.408cm">
          <draw:image xlink:href="Pictures/10000201000001000000010082CD5E7FFB28529D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14.302cm" svg:y="22.24cm">
          <draw:text-box>
            <text:p><text:span text:style-name="T1"><text:a xlink:href="http://games3:9001/" xlink:type="simple">http://games3:9001</text:a></text:span></text:p>
            <text:p><text:span text:style-name="T1">Java – Spring Boot</text:span></text:p>
          </draw:text-box>
        </draw:frame>
        <draw:frame draw:style-name="gr7" draw:text-style-name="P2" draw:layer="layout" svg:width="5.998cm" svg:height="1.861cm" svg:x="0.302cm" svg:y="22.24cm">
          <draw:text-box>
            <text:p><text:span text:style-name="T1"><text:a xlink:href="http://games1:9001/" xlink:type="simple">http://games1:9001</text:a></text:span></text:p>
            <text:p><text:span text:style-name="T1">Java – Spring Boot</text:span></text:p>
          </draw:text-box>
        </draw:frame>
        <draw:frame draw:style-name="gr1" draw:text-style-name="P1" draw:layer="layout" svg:width="0.961cm" svg:height="0.961cm" svg:x="22.989cm" svg:y="19.539cm">
          <draw:image xlink:href="Pictures/100002010000010000000100C8140DF3F3EE587F.png" xlink:type="simple" xlink:show="embed" xlink:actuate="onLoad" loext:mime-type="image/png">
            <text:p/>
          </draw:image>
        </draw:frame>
        <draw:frame draw:style-name="gr1" draw:text-style-name="P1" draw:layer="layout" svg:width="0.801cm" svg:height="0.801cm" svg:x="9.602cm" svg:y="12.8cm">
          <draw:image xlink:href="Pictures/100002010000010000000100689BFD8BB44CA98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3.8cm" svg:height="3.8cm" svg:x="11.2cm" svg:y="-0.302cm">
          <draw:image xlink:href="Pictures/100002010000040000000400FF6DD0D8F471D1CB.png" xlink:type="simple" xlink:show="embed" xlink:actuate="onLoad" loext:mime-type="image/png">
            <text:p/>
          </draw:image>
        </draw:frame>
        <draw:frame draw:style-name="gr2" draw:text-style-name="P2" draw:layer="layout" svg:width="2.119cm" svg:height="3.628cm" svg:x="12cm" svg:y="2.636cm">
          <draw:text-box>
            <text:p><text:span text:style-name="T1">Client</text:span></text:p>
          </draw:text-box>
        </draw:frame>
        <draw:line draw:style-name="gr3" draw:text-style-name="P3" draw:layer="layout" svg:x1="13.2cm" svg:y1="3.6cm" svg:x2="13.2cm" svg:y2="5.8cm">
          <text:p/>
        </draw:line>
        <draw:frame draw:style-name="gr1" draw:text-style-name="P1" draw:layer="layout" svg:width="2.414cm" svg:height="2.414cm" svg:x="8.788cm" svg:y="13.3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9" draw:text-style-name="P2" draw:layer="layout" svg:width="9.4cm" svg:height="1.673cm" svg:x="5.3cm" svg:y="15.339cm">
          <draw:text-box>
            <text:p><text:span text:style-name="T1"><text:a xlink:href="http://nginx-java-balancer:8080/" xlink:type="simple">http://nginx-java-balancer:8080</text:a></text:span><text:span text:style-name="T1"><text:s/></text:span></text:p>
            <text:p><text:span text:style-name="T1"><text:s text:c="12"/></text:span><text:span text:style-name="T1">Load Balancer</text:span></text:p>
          </draw:text-box>
        </draw:frame>
        <draw:line draw:style-name="gr3" draw:text-style-name="P3" draw:layer="layout" svg:x1="17.3cm" svg:y1="18cm" svg:x2="17.3cm" svg:y2="19.4cm">
          <text:p/>
        </draw:line>
        <draw:line draw:style-name="gr3" draw:text-style-name="P3" draw:layer="layout" svg:x1="3.4cm" svg:y1="18cm" svg:x2="3.4cm" svg:y2="19.4cm">
          <text:p/>
        </draw:line>
        <draw:frame draw:style-name="gr1" draw:text-style-name="P1" draw:layer="layout" svg:width="2.414cm" svg:height="2.414cm" svg:x="2.188cm" svg:y="20.286cm">
          <draw:image xlink:href="Pictures/10000201000004000000040012E7ECE97E92A21E.png" xlink:type="simple" xlink:show="embed" xlink:actuate="onLoad" loext:mime-type="image/png">
            <text:p/>
          </draw:image>
        </draw:frame>
        <draw:line draw:style-name="gr3" draw:text-style-name="P3" draw:layer="layout" svg:x1="9.9cm" svg:y1="18cm" svg:x2="9.9cm" svg:y2="19.4cm">
          <text:p/>
        </draw:line>
        <draw:line draw:style-name="gr5" draw:text-style-name="P3" draw:layer="layout" svg:x1="9.9cm" svg:y1="17.2cm" svg:x2="9.9cm" svg:y2="18cm">
          <text:p/>
        </draw:line>
        <draw:frame draw:style-name="gr1" draw:text-style-name="P1" draw:layer="layout" svg:width="2.414cm" svg:height="2.414cm" svg:x="16.087cm" svg:y="20.285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1" draw:text-style-name="P1" draw:layer="layout" svg:width="2.414cm" svg:height="2.414cm" svg:x="8.688cm" svg:y="20.287cm">
          <draw:image xlink:href="Pictures/10000201000004000000040012E7ECE97E92A21E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6.902cm" svg:y="22.239cm">
          <draw:text-box>
            <text:p><text:span text:style-name="T1"><text:a xlink:href="http://games2:9001/" xlink:type="simple">http://games2:9001</text:a></text:span><text:span text:style-name="T1"><text:line-break/></text:span><text:span text:style-name="T1">Java – Spring Boot</text:span></text:p>
          </draw:text-box>
        </draw:frame>
        <draw:line draw:style-name="gr5" draw:text-style-name="P3" draw:layer="layout" svg:x1="3.4cm" svg:y1="18cm" svg:x2="17.3cm" svg:y2="18cm">
          <text:p/>
        </draw:line>
        <draw:frame draw:style-name="gr1" draw:text-style-name="P1" draw:layer="layout" svg:width="1.4cm" svg:height="1.4cm" svg:x="2.708cm" svg:y="19.2cm">
          <draw:image xlink:href="Pictures/10000201000001000000010082CD5E7FFB28529D.png" xlink:type="simple" xlink:show="embed" xlink:actuate="onLoad" loext:mime-type="image/png">
            <text:p/>
          </draw:image>
        </draw:frame>
        <draw:frame draw:style-name="gr7" draw:text-style-name="P2" draw:layer="layout" svg:width="5.998cm" svg:height="1.861cm" svg:x="14.302cm" svg:y="22.24cm">
          <draw:text-box>
            <text:p><text:span text:style-name="T1"><text:a xlink:href="http://games3:9001/" xlink:type="simple">http://games3:9001</text:a></text:span></text:p>
            <text:p><text:span text:style-name="T1">Java – Spring Boot</text:span></text:p>
          </draw:text-box>
        </draw:frame>
        <draw:frame draw:style-name="gr10" draw:text-style-name="P5" draw:layer="layout" svg:width="5.998cm" svg:height="1.861cm" svg:x="0.302cm" svg:y="22.24cm">
          <draw:text-box>
            <text:p><text:span text:style-name="T1"><text:a xlink:href="http://games1:9001/" xlink:type="simple">http://games1:9001</text:a></text:span></text:p>
            <text:p><text:span text:style-name="T1">J</text:span><text:span text:style-name="T1">a</text:span><text:span text:style-name="T1">v</text:span><text:span text:style-name="T1">a</text:span><text:span text:style-name="T1"> </text:span><text:span text:style-name="T1">–</text:span><text:span text:style-name="T1"> </text:span><text:span text:style-name="T1">S</text:span><text:span text:style-name="T1">p</text:span><text:span text:style-name="T1">r</text:span><text:span text:style-name="T1">i</text:span><text:span text:style-name="T1">n</text:span><text:span text:style-name="T1">g</text:span><text:span text:style-name="T1"> </text:span><text:span text:style-name="T1">B</text:span><text:span text:style-name="T1">o</text:span><text:span text:style-name="T1">o</text:span><text:span text:style-name="T1">t</text:span></text:p>
          </draw:text-box>
        </draw:frame>
        <draw:frame draw:style-name="gr1" draw:text-style-name="P1" draw:layer="layout" svg:width="0.801cm" svg:height="0.801cm" svg:x="9.602cm" svg:y="12.8cm">
          <draw:image xlink:href="Pictures/100002010000010000000100689BFD8BB44CA981.png" xlink:type="simple" xlink:show="embed" xlink:actuate="onLoad" loext:mime-type="image/png">
            <text:p/>
          </draw:image>
        </draw:frame>
        <draw:frame draw:style-name="gr1" draw:text-style-name="P1" draw:layer="layout" svg:width="1.4cm" svg:height="1.4cm" svg:x="9.208cm" svg:y="19.2cm">
          <draw:image xlink:href="Pictures/10000201000001000000010082CD5E7FFB28529D.png" xlink:type="simple" xlink:show="embed" xlink:actuate="onLoad" loext:mime-type="image/png">
            <text:p/>
          </draw:image>
        </draw:frame>
        <draw:frame draw:style-name="gr1" draw:text-style-name="P1" draw:layer="layout" svg:width="1.4cm" svg:height="1.4cm" svg:x="16.708cm" svg:y="19.2cm">
          <draw:image xlink:href="Pictures/10000201000001000000010082CD5E7FFB28529D.png" xlink:type="simple" xlink:show="embed" xlink:actuate="onLoad" loext:mime-type="image/png">
            <text:p/>
          </draw:image>
        </draw:frame>
        <draw:frame draw:style-name="gr11" draw:text-style-name="P7" draw:layer="layout" svg:width="3.41cm" svg:height="0.962cm" svg:x="1.59cm" svg:y="23.7cm">
          <draw:text-box>
            <text:p text:style-name="P6">weight = 3</text:p>
          </draw:text-box>
        </draw:frame>
        <draw:frame draw:style-name="gr11" draw:text-style-name="P7" draw:layer="layout" svg:width="3.41cm" svg:height="0.962cm" svg:x="8.19cm" svg:y="23.7cm">
          <draw:text-box>
            <text:p text:style-name="P6">weight = 1</text:p>
          </draw:text-box>
        </draw:frame>
        <draw:frame draw:style-name="gr11" draw:text-style-name="P7" draw:layer="layout" svg:width="3.41cm" svg:height="0.962cm" svg:x="15.59cm" svg:y="23.7cm">
          <draw:text-box>
            <text:p text:style-name="P6">weight = 1</text:p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10d0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5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269cm" fo:margin-bottom="0cm" fo:text-indent="0cm"/>
      <style:text-properties fo:font-size="88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952cm" fo:margin-bottom="0cm" fo:text-indent="0cm"/>
      <style:text-properties fo:font-size="76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634cm" fo:margin-bottom="0cm" fo:text-indent="0cm"/>
      <style:text-properties fo:font-size="63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17cm" fo:margin-bottom="0cm" fo:text-indent="0cm"/>
      <style:text-properties fo:font-size="63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17cm" fo:margin-bottom="0cm" fo:text-indent="0cm"/>
      <style:text-properties fo:font-size="63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17cm" fo:margin-bottom="0cm" fo:text-indent="0cm"/>
      <style:text-properties fo:font-size="63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17cm" fo:margin-bottom="0cm" fo:text-indent="0cm"/>
      <style:text-properties fo:font-size="63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17cm" fo:margin-bottom="0cm" fo:text-indent="0cm"/>
      <style:text-properties fo:font-size="63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9.6999969482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5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4.241cm" svg:height="7.575cm" svg:x="3.379cm" svg:y="2.485cm"/>
      <draw:page-thumbnail draw:layer="backgroundobjects" svg:width="4.241cm" svg:height="7.575cm" svg:x="3.379cm" svg:y="11.061cm"/>
      <draw:page-thumbnail draw:layer="backgroundobjects" svg:width="4.241cm" svg:height="7.575cm" svg:x="3.379cm" svg:y="19.637cm"/>
      <draw:page-thumbnail draw:layer="backgroundobjects" svg:width="4.241cm" svg:height="7.575cm" svg:x="13.379cm" svg:y="2.485cm"/>
      <draw:page-thumbnail draw:layer="backgroundobjects" svg:width="4.241cm" svg:height="7.575cm" svg:x="13.379cm" svg:y="11.061cm"/>
      <draw:page-thumbnail draw:layer="backgroundobjects" svg:width="4.241cm" svg:height="7.575cm" svg:x="13.379cm" svg:y="19.637cm"/>
    </style:handout-master>
    <style:master-page style:name="Default" style:page-layout-name="PM1" draw:style-name="Mdp1">
      <draw:frame presentation:style-name="Default-title" draw:layer="backgroundobjects" svg:width="25.199cm" svg:height="8.346cm" svg:x="1.4cm" svg:y="1.993cm" presentation:class="title" presentation:placeholder="true">
        <draw:text-box/>
      </draw:frame>
      <draw:frame presentation:style-name="Default-outline1" draw:layer="backgroundobjects" svg:width="25.199cm" svg:height="28.997cm" svg:x="1.4cm" svg:y="11.698cm" presentation:class="outline" presentation:placeholder="true">
        <draw:text-box/>
      </draw:frame>
      <draw:frame presentation:style-name="Mpr1" draw:text-style-name="MP2" draw:layer="backgroundobjects" svg:width="6.523cm" svg:height="3.444cm" svg:x="1.4cm" svg:y="45.54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3.444cm" svg:x="9.576cm" svg:y="45.54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3.444cm" svg:x="20.076cm" svg:y="45.549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9T14:37:38.829458727</meta:creation-date>
    <meta:editing-duration>PT4M52S</meta:editing-duration>
    <meta:editing-cycles>2</meta:editing-cycles>
    <meta:generator>LibreOffice/6.4.7.2$Linux_X86_64 LibreOffice_project/40$Build-2</meta:generator>
    <dc:date>2025-06-09T14:52:56.756669291</dc:date>
    <meta:document-statistic meta:object-count="120"/>
  </office:meta>
</office:document-meta>
</file>